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35cm" table:align="right" style:writing-mode="lr-tb"/>
    </style:style>
    <style:style style:name="Tabella1.A" style:family="table-column">
      <style:table-column-properties style:column-width="16.935cm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8.742cm" fo:margin-right="0cm" fo:text-indent="1.249cm" style:auto-text-indent="false"/>
      <style:text-properties fo:font-size="10pt" style:font-size-asian="10pt" style:font-size-complex="10pt"/>
    </style:style>
    <style:style style:name="P3" style:family="paragraph" style:parent-style-name="Heading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Heading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fo:background-color="#ffff00" style:font-size-asian="10pt" style:font-size-complex="10pt"/>
    </style:style>
    <style:style style:name="P8" style:family="paragraph" style:parent-style-name="Standard">
      <style:text-properties style:text-outline="false" style:text-line-through-style="none" style:font-name="Times New Roman" fo:font-size="10pt" fo:font-style="italic" fo:text-shadow="none" style:text-underline-style="none" fo:font-weight="bold" fo:background-color="#ffff00" style:font-name-asian="Arial" style:font-size-asian="10pt" style:font-style-asian="italic" style:font-weight-asian="bold" style:font-name-complex="Arial" style:font-size-complex="10pt" style:font-style-complex="italic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font-name="Times New Roman" fo:font-size="10pt" fo:font-style="normal" fo:text-shadow="none" style:text-underline-style="none" fo:font-weight="normal" fo:background-color="#ffff00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text-outline="false" style:text-line-through-style="none" style:font-name="Times New Roman" fo:font-size="10pt" fo:font-style="normal" fo:text-shadow="none" style:text-underline-style="none" fo:font-weight="normal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text-properties style:text-outline="false" style:text-line-through-style="none" style:font-name="Times New Roman" fo:font-size="10pt" fo:font-style="normal" fo:text-shadow="none" style:text-underline-style="none" fo:font-weight="bold" fo:background-color="#ffff00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Heading" style:master-page-name="Standard">
      <style:paragraph-properties style:page-number="auto"/>
      <style:text-properties fo:font-size="10pt" style:font-size-asian="10pt" style:font-size-complex="1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-asian="Arial" style:font-name-complex="Ari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ALCOLO ONERI IN DETTAGLIO</text:p>
      <text:p text:style-name="P3"/>
      <text:p text:style-name="P3"/>
      <text:p text:style-name="P4"><text:span text:style-name="T1">Prot. </text:span><text:span text:style-name="T1">[protocollo]/</text:span><text:span text:style-name="T1">[anno]</text:span></text:p>
      <text:p text:style-name="P1"/>
      <text:p text:style-name="P1"/>
      <text:p text:style-name="P1">Intestatario: [elenco_richiedenti]</text:p>
      <text:p text:style-name="P1">Progettista: [elenco_progettisti]</text:p>
      <text:p text:style-name="P1">Oggetto: [oggetto]</text:p>
      <text:p text:style-name="P1">Ubicazione: [ubicazione]</text:p>
      <text:p text:style-name="P1"/>
      <text:p text:style-name="P1"/>
      <table:table table:name="Tabella1" table:style-name="Tabella1">
        <table:table-column table:style-name="Tabella1.A"/>
        <table:table-row>
          <table:table-cell office:value-type="string">
            <text:p text:style-name="P1">Classe di funzione: [oneri_dettaglio.funzione;block=tbs:row]</text:p>
            <text:p text:style-name="P1">Superficie utile mq. [oneri_dettaglio.superficie]</text:p>
            <text:p text:style-name="P1">Tariffa di riferimento = € [oneri_dettaglio.tariffa] al mq.</text:p>
            <text:p text:style-name="P1">Costo di costruzione = € [oneri_dettaglio.cc_unitario]</text:p>
            <text:p text:style-name="P1">B1 = € [oneri_dettaglio.b1_unitario]</text:p>
            <text:p text:style-name="P1">B2 = € [oneri_dettaglio.b2_unitario]</text:p>
            <text:p text:style-name="P1">Riduzioni applicate: [oneri_dettaglio.aggravio_carico_insediativo]</text:p>
            <text:p text:style-name="P1">Incentivo comunale: [oneri_dettaglio.incentivo_comunale]</text:p>
            <text:p text:style-name="P1">[oneri_dettaglio.tipologie_superiori]</text:p>
            <text:p text:style-name="P1"/>
            <text:p text:style-name="P1">Tipo di intervento: [oneri_dettaglio.intervento] [oneri_dettaglio.perc]</text:p>
            <text:p text:style-name="P7">eliminare le voci che non interessano</text:p>
            <text:p text:style-name="P11">interventi sul patrimonio edilizio esistente <text:span text:style-name="T4">quota applicabile rispetto alla nuova costruzione</text:span></text:p>
            <text:p text:style-name="P9"><text:span text:style-name="T3">Demolizione e <text:s/>ricostruzione senza cambio di </text:span>destinazione d'uso 50%</text:p>
            <text:p text:style-name="P9"><text:span text:style-name="T3">Demolizione e ricostruzione con cambio di </text:span>destinazione d'uso <text:s text:c="5"/>50%</text:p>
            <text:p text:style-name="P10">Altri interventi <text:s/>30%</text:p>
            <text:p text:style-name="P10">Installazione di verande 20%</text:p>
            <text:p text:style-name="P10">Mutamenti di destinazione d'uso senza opere 100% Bprog - Bprec</text:p>
            <text:p text:style-name="P9"><text:span text:style-name="T3">Interventi di cui all'Art. 39 comma 2 bis </text:span>L.R.16/2008 20% di B</text:p>
            <text:p text:style-name="P8"><text:span text:style-name="T6">Sistemazioni esterne e superfici accessorie</text:span> <text:span text:style-name="T5">quota applicabile rispetto alla nuova costruzione</text:span></text:p>
            <text:p text:style-name="P10">Aree aperte scoperte 10%</text:p>
            <text:p text:style-name="P10">Aree aperte coperte <text:s text:c="2"/>30%</text:p>
            <text:p text:style-name="P10">Sottotetti <text:s text:c="19"/>40%</text:p>
            <text:p text:style-name="P10">Altre superfici accessorie 20%</text:p>
            <text:p text:style-name="P12"/>
            <text:p text:style-name="P1">Totale costo di costruzione = € [oneri_dettaglio.mq_cc] X [oneri_dettaglio.superficie] mq = € [oneri_dettaglio.cc]</text:p>
            <text:p text:style-name="P1">Totale B1 = [oneri_dettaglio.mq_b1] X [oneri_dettaglio.superficie] mq = € [oneri_dettaglio.b1]</text:p>
            <text:p text:style-name="P1">Totale B2 = [oneri_dettaglio.mq_b2] X [oneri_dettaglio.superficie] mq = € [oneri_dettaglio.b2]</text:p>
            <text:p text:style-name="P1"/>
            <text:p text:style-name="P1"/>
          </table:table-cell>
        </table:table-row>
      </table:table>
      <text:p text:style-name="P5">Importo totale da versare € [oneri_totale]</text:p>
      <text:p text:style-name="P1"/>
      <text:p text:style-name="P1"/>
      <text:p text:style-name="P1">Savona,_________________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ALCOLO ONERI IN DETTAGLIO</dc:title>
    <meta:creation-date>2014-04-14T16:17:20.150000000</meta:creation-date>
    <dc:date>2018-11-13T14:46:21.62</dc:date>
    <meta:editing-cycles>25</meta:editing-cycles>
    <meta:editing-duration>PT4H25M43S</meta:editing-duration>
    <meta:generator>OpenOffice/4.1.0$Win32 OpenOffice.org_project/410m18$Build-9764</meta:generator>
    <meta:document-statistic meta:table-count="1" meta:image-count="0" meta:object-count="0" meta:page-count="1" meta:paragraph-count="34" meta:word-count="185" meta:character-count="1697"/>
  </office:meta>
</office:document-meta>
</file>